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umentation keyboard/button project</text:h>
      <text:p text:style-name="Text_20_body"/>
      <text:p text:style-name="Text_20_body">The folder doc/ contains this documentation, the schematic files (schematic.sch created with CADsoft Eagle and exported to .png), and a PDF file with the HID specification which contains the HID keycode table.</text:p>
      <text:p text:style-name="Text_20_body">The folder <text:span text:style-name="T1">keyboard/</text:span><text:span text:style-name="T2"> contains the main Arduino program. It has a main loop which reads input pins and writes them on the serial port to the custom keyboard firmware. One thing to note here: the READMASK constant defines a bitmap mask which defines which 5 input pins (numbers 2 to 7!!) to read. For the 2-button controller shield, set this value to 5 to only read pins 2 and 4; for the joystick+button shield, set this value to 31, to read all inputs from 2 up to 7. </text:span></text:p>
      <text:p text:style-name="Text_20_body"><text:span text:style-name="T2">The folder </text:span><text:span text:style-name="T1">keyboard-firmware/ </text:span><text:span text:style-name="T2">contains the firmware for the Arduino UNO which allows it to act as a USB keyboard. It requires the </text:span><text:a xlink:type="simple" xlink:href="http://www.fourwalledcubicle.com/LUFA.php"><text:span text:style-name="T2">LUFA library</text:span></text:a><text:span text:style-name="T2"> (version 110528). Source code was originally taken from </text:span><text:a xlink:type="simple" xlink:href="http://arduino.cc/blog/2011/04/12/more-lufa-hacks-keyboard-mouse-and-midi/"><text:span text:style-name="T2">this page</text:span></text:a><text:span text:style-name="T2"> and then adapted to work with a more recent LUFA.</text:span></text:p>
      <text:p text:style-name="Text_20_body"><text:span text:style-name="T2"/></text:p>
      <text:p text:style-name="Text_20_body"><text:span text:style-name="T2">Arjan Scherpenisse, august 4, 2011</text:span></text:p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jan Scherpenisse</meta:initial-creator>
    <meta:creation-date>2011-08-04T11:23:01</meta:creation-date>
    <meta:document-statistic meta:table-count="0" meta:image-count="0" meta:object-count="0" meta:page-count="1" meta:paragraph-count="5" meta:word-count="172" meta:character-count="1005"/>
    <dc:date>2011-08-04T11:31:39</dc:date>
    <dc:creator>Arjan Scherpenisse</dc:creator>
    <meta:editing-duration>PT8M40S</meta:editing-duration>
    <meta:editing-cycles>1</meta:editing-cycles>
    <meta:generator>LibreOffice/3.3$Unix LibreOffice_project/330m19$Build-301</meta:generator>
  </office:meta>
</office:document-meta>
</file>